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64.89mm"/>
    </style:style>
    <style:style style:name="co6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1"/>
    <style:style style:name="ce3" style:family="table-cell" style:parent-style-name="Default" style:data-style-name="N10"/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TakaoPGothic" style:font-name-complex="TakaoPGothic"/>
    </style:style>
    <style:style style:name="ce6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1.47mm" svg:height="103.85mm" svg:x="3.3mm" svg:y="37.72mm">
            <draw:object draw:notify-on-update-of-ranges="Sheet1.A2:Sheet1.A5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プレマイン中の割合</text:p>
          </table:table-cell>
          <table:table-cell table:style-name="ce1"/>
          <table:table-cell table:style-name="ce1" office:value-type="string" calcext:value-type="string">
            <text:p>量</text:p>
          </table:table-cell>
          <table:table-cell table:style-name="ce5" office:value-type="string" calcext:value-type="string">
            <text:p>キックスタート期間の採掘量に対する比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エアドロップ</text:p>
          </table:table-cell>
          <table:table-cell table:style-name="ce2" office:value-type="percentage" office:value="0.55" calcext:value-type="percentage">
            <text:p>55.0%</text:p>
          </table:table-cell>
          <table:table-cell/>
          <table:table-cell table:formula="of:=[.$D$7]*[.B2]" office:value-type="float" office:value="498960" calcext:value-type="float">
            <text:p>498960</text:p>
          </table:table-cell>
          <table:table-cell table:style-name="ce6" table:formula="of:=[.D2]/[.$B$34]" office:value-type="percentage" office:value="0.18046875" calcext:value-type="percentage">
            <text:p>18.0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プロモーション</text:p>
          </table:table-cell>
          <table:table-cell table:style-name="ce2" office:value-type="percentage" office:value="0.175" calcext:value-type="percentage">
            <text:p>17.5%</text:p>
          </table:table-cell>
          <table:table-cell/>
          <table:table-cell table:formula="of:=[.$D$7]*[.B3]" office:value-type="float" office:value="158760" calcext:value-type="float">
            <text:p>158760</text:p>
          </table:table-cell>
          <table:table-cell table:style-name="ce6" table:formula="of:=[.D3]/[.$B$34]" office:value-type="percentage" office:value="0.057421875" calcext:value-type="percentage">
            <text:p>5.7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開発者援助/賞品</text:p>
          </table:table-cell>
          <table:table-cell table:style-name="ce2" office:value-type="percentage" office:value="0.15" calcext:value-type="percentage">
            <text:p>15.0%</text:p>
          </table:table-cell>
          <table:table-cell/>
          <table:table-cell table:formula="of:=[.$D$7]*[.B4]" office:value-type="float" office:value="136080" calcext:value-type="float">
            <text:p>136080</text:p>
          </table:table-cell>
          <table:table-cell table:style-name="ce6" table:formula="of:=[.D4]/[.$B$34]" office:value-type="percentage" office:value="0.04921875" calcext:value-type="percentage">
            <text:p>4.9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予備/開発</text:p>
          </table:table-cell>
          <table:table-cell table:style-name="ce2" office:value-type="percentage" office:value="0.125" calcext:value-type="percentage">
            <text:p>12.5%</text:p>
          </table:table-cell>
          <table:table-cell/>
          <table:table-cell table:formula="of:=[.$D$7]*[.B5]" office:value-type="float" office:value="113400" calcext:value-type="float">
            <text:p>113400</text:p>
          </table:table-cell>
          <table:table-cell table:style-name="ce6" table:formula="of:=[.D5]/[.$B$34]" office:value-type="percentage" office:value="0.041015625" calcext:value-type="percentage">
            <text:p>4.102%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table:style-name="ce2" table:formula="of:=SUM([.B2:.B5])" office:value-type="percentage" office:value="1" calcext:value-type="percentage">
            <text:p>100.0%</text:p>
          </table:table-cell>
          <table:table-cell/>
          <table:table-cell table:formula="of:=518400*1.75" office:value-type="float" office:value="907200" calcext:value-type="float">
            <text:p>907200</text:p>
          </table:table-cell>
          <table:table-cell table:style-name="ce6" table:formula="of:=[.D7]/[.B34]" office:value-type="percentage" office:value="0.328125" calcext:value-type="percentage">
            <text:p>32.813%</text:p>
          </table:table-cell>
          <table:table-cell table:number-columns-repeated="2"/>
        </table:table-row>
        <table:table-row table:style-name="ro1" table:number-rows-repeated="26">
          <table:table-cell table:number-columns-repeated="7"/>
        </table:table-row>
        <table:table-row table:style-name="ro1">
          <table:table-cell office:value-type="string" calcext:value-type="string">
            <text:p>KSで採掘される量</text:p>
          </table:table-cell>
          <table:table-cell table:style-name="ce4" office:value-type="float" office:value="2764800" calcext:value-type="float">
            <text:p>27648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8" loext:min-decimal-places="8" number:min-integer-digits="1" number:grouping="true"/>
    </number:number-style>
    <number:number-style style:name="N117">
      <number:number number:decimal-places="9" loext:min-decimal-places="9" number:min-integer-digits="1" number:grouping="true"/>
    </number:number-style>
    <number:number-style style:name="N118">
      <number:number number:decimal-places="10" loext:min-decimal-places="10" number:min-integer-digits="1" number:grouping="true"/>
    </number:number-style>
    <number:number-style style:name="N119">
      <number:number number:decimal-places="11" loext:min-decimal-places="11" number:min-integer-digits="1" number:grouping="true"/>
    </number:number-style>
    <number:number-style style:name="N120">
      <number:number number:decimal-places="1" loext:min-decimal-places="1"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percentage-style style:name="N122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00/00/00</text:date>, <text:time style:data-style-name="N2" text:time-value="09:51:32.01098905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8:59:24.736203861</meta:creation-date>
    <dc:date>2018-04-29T09:56:13.411967491</dc:date>
    <meta:editing-duration>PT37M25S</meta:editing-duration>
    <meta:editing-cycles>8</meta:editing-cycles>
    <meta:generator>LibreOffice/5.4.6.2$Linux_X86_64 LibreOffice_project/4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loext:label-stroke-color="#3465a4"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color="#ffffff" fo:font-size="20pt" style:font-size-asian="2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8cm" svg:height="10.386cm" xlink:href=".." xlink:type="simple" chart:class="chart:circle" chart:style-name="ch1">
        <chart:title svg:x="6.588cm" svg:y="0.342cm" chart:style-name="ch2">
          <text:p>プレマイン比率</text:p>
        </chart:title>
        <chart:legend chart:legend-position="end" svg:x="12.732cm" svg:y="4.2cm" style:legend-expansion="high" chart:style-name="ch3"/>
        <chart:plot-area chart:style-name="ch4" table:cell-range-address="Sheet1.A2:Sheet1.B5" chart:data-source-has-labels="column" svg:x="0.322cm" svg:y="1.276cm" svg:width="12.088cm" svg:height="8.903cm">
          <chartooo:coordinate-region svg:x="1.915cm" svg:y="1.277cm" svg:width="8.902cm" svg:height="8.902cm"/>
          <chart:axis chart:dimension="x" chart:name="primary-x" chart:style-name="ch5" chartooo:axis-type="auto">
            <chartooo:date-scale/>
            <chart:categories table:cell-range-address="Sheet1.A2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エアドロップ</text:p>
                <draw:g>
                  <svg:desc>Sheet1.A2:Sheet1.A5</svg:desc>
                </draw:g>
              </table:table-cell>
              <table:table-cell office:value-type="float" office:value="0.55">
                <text:p>0.55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プロモーション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開発者援助/賞品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予備/開発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